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mage img1, img2;</text:p>
      <text:p text:style-name="Standard">boolean vel;</text:p>
      <text:p text:style-name="Standard"/>
      <text:p text:style-name="Standard">void setup(){</text:p>
      <text:p text:style-name="Standard"><text:s text:c="2"/>size(500,500);</text:p>
      <text:p text:style-name="Standard"><text:s text:c="2"/>noStroke();</text:p>
      <text:p text:style-name="Standard"><text:s text:c="2"/>fill(255, 255, 0);</text:p>
      <text:p text:style-name="Standard"><text:s text:c="2"/>img1 = loadImage ("img1.jpg");</text:p>
      <text:p text:style-name="Standard">}</text:p>
      <text:p text:style-name="Standard">void mousePressed (){</text:p>
      <text:p text:style-name="Standard"><text:s text:c="2"/>background(0);</text:p>
      <text:p text:style-name="Standard"><text:s text:c="2"/>img1 = loadImage ("img1.jpg");</text:p>
      <text:p text:style-name="Standard"><text:s text:c="2"/>vel = true;</text:p>
      <text:p text:style-name="Standard"><text:s text:c="2"/>num = 1;</text:p>
      <text:p text:style-name="Standard">}</text:p>
      <text:p text:style-name="Standard"/>
      <text:p text:style-name="Standard">int num = 1;</text:p>
      <text:p text:style-name="Standard">void mouseWheel(MouseEvent event){</text:p>
      <text:p text:style-name="Standard"><text:s text:c="2"/>float i = event.getCount();</text:p>
      <text:p text:style-name="Standard"><text:s text:c="2"/>if(i &gt; 0){</text:p>
      <text:p text:style-name="Standard"><text:s text:c="6"/>if(num &lt;= 1){</text:p>
      <text:p text:style-name="Standard"><text:s text:c="8"/>num = 4;</text:p>
      <text:p text:style-name="Standard"><text:s text:c="6"/>}else{</text:p>
      <text:p text:style-name="Standard"><text:s text:c="8"/>num--;</text:p>
      <text:p text:style-name="Standard"><text:s text:c="6"/>}</text:p>
      <text:p text:style-name="Standard"><text:s text:c="4"/>} </text:p>
      <text:p text:style-name="Standard"><text:s text:c="2"/>if(i &lt; 0){</text:p>
      <text:p text:style-name="Standard"><text:s text:c="4"/>if(num &gt;= 4){</text:p>
      <text:p text:style-name="Standard"><text:s text:c="6"/>num = 1;</text:p>
      <text:p text:style-name="Standard"><text:s text:c="4"/>}else{</text:p>
      <text:p text:style-name="Standard"><text:s text:c="6"/>num++;</text:p>
      <text:p text:style-name="Standard"><text:s text:c="4"/>}</text:p>
      <text:p text:style-name="Standard"><text:s text:c="2"/>}</text:p>
      <text:p text:style-name="Standard">}</text:p>
      <text:p text:style-name="Standard">void draw(){</text:p>
      <text:p text:style-name="Standard"><text:s text:c="2"/>image(img1,0,0, width, height);</text:p>
      <text:p text:style-name="Standard"><text:s text:c="2"/>filter(BLUR, 4);</text:p>
      <text:p text:style-name="Standard"><text:s text:c="2"/>image(img1, width/4, height/4, width/2, height/2);</text:p>
      <text:p text:style-name="Standard"><text:s text:c="2"/>if(vel){</text:p>
      <text:p text:style-name="Standard"><text:s text:c="4"/>if(num == 1){</text:p>
      <text:p text:style-name="Standard"><text:s text:c="4"/>img1 = loadImage ("img1.jpg");</text:p>
      <text:p text:style-name="Standard"><text:s text:c="4"/>image(img1,0,0, width, height);</text:p>
      <text:p text:style-name="Standard"><text:s text:c="4"/>filter(BLUR, 4);</text:p>
      <text:p text:style-name="Standard"><text:s text:c="4"/>img2 = loadImage ("img1.jpg");</text:p>
      <text:p text:style-name="Standard"><text:s text:c="4"/>image(img2, width/4, height/4, width/2, height/2);</text:p>
      <text:p text:style-name="Standard"><text:s text:c="4"/>vel = true;</text:p>
      <text:p text:style-name="Standard"><text:s text:c="4"/></text:p>
      <text:p text:style-name="Standard"><text:s text:c="2"/>}</text:p>
      <text:p text:style-name="Standard"><text:s text:c="2"/>else if( num == 2){</text:p>
      <text:p text:style-name="Standard"><text:s text:c="4"/>img1 = loadImage ("img2.jpg");</text:p>
      <text:p text:style-name="Standard"><text:s text:c="4"/>image(img1,0,0, width, height);</text:p>
      <text:p text:style-name="Standard"><text:s text:c="4"/>filter(BLUR, 4);</text:p>
      <text:p text:style-name="Standard"><text:soft-page-break/><text:s text:c="4"/>img2 = loadImage ("img2.jpg");</text:p>
      <text:p text:style-name="Standard"><text:s text:c="4"/>image(img2, width/4, height/4, width/2, height/2);</text:p>
      <text:p text:style-name="Standard"><text:s text:c="4"/>vel = true;</text:p>
      <text:p text:style-name="Standard"><text:s text:c="2"/>}</text:p>
      <text:p text:style-name="Standard"><text:s text:c="2"/>else if( num == 3){</text:p>
      <text:p text:style-name="Standard"><text:s text:c="4"/>img1 = loadImage ("img3.jpg");</text:p>
      <text:p text:style-name="Standard"><text:s text:c="4"/>image(img1,0,0, width, height);</text:p>
      <text:p text:style-name="Standard"><text:s text:c="4"/>filter(BLUR, 4);</text:p>
      <text:p text:style-name="Standard"><text:s text:c="4"/>img2 = loadImage ("img3.jpg");</text:p>
      <text:p text:style-name="Standard"><text:s text:c="4"/>image(img2, width/4, height/4, width/2, height/2);</text:p>
      <text:p text:style-name="Standard"><text:s text:c="4"/>vel = true;</text:p>
      <text:p text:style-name="Standard"><text:s text:c="2"/>}</text:p>
      <text:p text:style-name="Standard"><text:s text:c="2"/>else if( num == 4){</text:p>
      <text:p text:style-name="Standard"><text:s text:c="4"/>img1 = loadImage ("img4.jpg");</text:p>
      <text:p text:style-name="Standard"><text:s text:c="4"/>image(img1,0,0, width, height);</text:p>
      <text:p text:style-name="Standard"><text:s text:c="4"/>filter(BLUR, 4);</text:p>
      <text:p text:style-name="Standard"><text:s text:c="4"/>img2 = loadImage ("img4.jpg");</text:p>
      <text:p text:style-name="Standard"><text:s text:c="4"/>image(img2, width/4, height/4, width/2, height/2);</text:p>
      <text:p text:style-name="Standard"><text:s text:c="4"/>vel = true;</text:p>
      <text:p text:style-name="Standard"><text:s text:c="4"/>} 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2:44:33.649431262</meta:creation-date>
    <dc:date>2020-11-06T12:45:20.896552570</dc:date>
    <meta:editing-duration>PT48S</meta:editing-duration>
    <meta:editing-cycles>1</meta:editing-cycles>
    <meta:document-statistic meta:table-count="0" meta:image-count="0" meta:object-count="0" meta:page-count="2" meta:paragraph-count="72" meta:word-count="192" meta:character-count="1449" meta:non-whitespace-character-count="1111"/>
    <meta:generator>LibreOffice/6.4.6.2$Linux_X86_64 LibreOffice_project/40$Build-2</meta:generator>
  </office:meta>
</office:document-meta>
</file>